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3" style:family="table-cell" style:parent-style-name="Excel_32_Built-in_32_Normal" style:data-style-name="N36">
      <style:table-cell-properties style:vertical-align="to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ackground-color="#00B05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ext-properties fo:color="#FF0000"/>
    </style:style>
    <style:style style:name="ce18" style:family="table-cell" style:parent-style-name="Default" style:data-style-name="N0">
      <style:table-cell-properties fo:background-color="#4F81BD"/>
      <style:text-properties fo:color="#FF0000"/>
    </style:style>
    <style:style style:name="ce19" style:family="table-cell" style:parent-style-name="Excel_32_Built-in_32_Normal" style:data-style-name="N36">
      <style:table-cell-properties style:vertical-align="automatic" fo:background-color="#4F81BD"/>
      <style:text-properties fo:color="#FF0000"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ackground-color="#00B050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co10" style:family="table-column">
      <style:table-column-properties fo:break-before="auto" style:column-width="33.3375cm"/>
    </style:style>
    <style:style style:name="co11" style:family="table-column">
      <style:table-column-properties fo:break-before="auto" style:column-width="12.911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Запечания_по_планам" table:style-name="ta1"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20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0">
          <table:table-cell office:value-type="string" table:style-name="ce13">
            <text:p>№</text:p>
          </table:table-cell>
          <table:table-cell office:value-type="string" table:style-name="ce14">
            <text:p>Задача</text:p>
          </table:table-cell>
          <table:table-cell office:value-type="string" table:style-name="ce14">
            <text:p>Комментарий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ение точек с многоугольника не отменяется Ctrl+Z</text:p>
          </table:table-cell>
          <table:table-cell office:value-type="string" table:style-name="ce4">
            <text:p>Не воспроизводитс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яем зону, Ctrl+Z. Теперь Z-индекс выше, чем у устройст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осле конвертации конфигурации зоны на плане привязаны к зонам, но они не зеленеют до тех пор, пока не сделать свойства-о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мена драйвера устройства не меняет картинку на план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ри удалении зоны из списка зон, привязанная к ней зона на плане не сереет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лои. Трудно попасть в треугольник раскрывания</text:p>
          </table:table-cell>
          <table:table-cell office:value-type="string" table:style-name="ce4">
            <text:p>Это "старый" грид, везде треугольник одинаковый - увеличива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Рамка выделения должна быть поярче</text:p>
          </table:table-cell>
          <table:table-cell office:value-type="string" table:style-name="ce4">
            <text:p>Что значит "поярче" - сделать ее более <text:s/>жирной? Или цвет поменять? Поменял стиль выделени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Когда я нарисовал элемент, не нужно выделять инструмент мыш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Тулбар. Линия, прямоугольник, многоугольник, эллипс должны быть спра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6">
            <text:p>По умолчанию устройства можно размещать на плане в единичном экземпляре. Должна быть отдельная настройка - множественная визуализация - для разрешения этого действия</text:p>
          </table:table-cell>
          <table:table-cell office:value-type="string" table:style-name="ce4">
            <text:p>Какая именно настройка? Как мне это в планах определя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При таскании устройства на план из дерева устройств показывать устройство, которое тащится</text:p>
          </table:table-cell>
          <table:table-cell office:value-type="string" table:style-name="ce4">
            <text:p>Стоит ли это делать? Сейчас показывается стандартная иконка для таскания, не уверен, что нужно делать отображение еще чего-то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Иконка нож не соответствует действительности</text:p>
          </table:table-cell>
          <table:table-cell office:value-type="string" table:style-name="ce4">
            <text:p>Что значит не соответствует? Как мне это фикси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Через Shift у многоугольника делать угол 90 и 45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6">
            <text:p>В Планах для некоторых устройств(АМ-1) сделать возможность подмены DeviceControl другим из списка возможных(извещатели дымовой, тепловой, комбинированный, ручной)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Для некоторых устройств(АМ-1О) сделать несколько устройств в библиотеки устройств(датчик разбития стекла, открытия двери), из которых на плане можно выбирать конкретное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Вертикальная и Горизонтальная линейка с выставлением границ</text:p>
          </table:table-cell>
          <table:table-cell office:value-type="string" table:style-name="ce4">
            <text:p>Ты же говорил, что это делать не нужно, или теперь нужно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Быстрый список не привязанных устройств</text:p>
          </table:table-cell>
          <table:table-cell office:value-type="string" table:style-name="ce4">
            <text:p>Как это должно выглядеть? Не привязанных к чему? К зоне или к плану?</text:p>
          </table:table-cell>
          <table:table-cell table:number-columns-repeated="16381"/>
        </table:table-row>
        <table:table-row table:style-name="ro2">
          <table:table-cell table:style-name="ce18"/>
          <table:table-cell table:number-columns-repeated="2" table:style-name="ce19"/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Редактировать дерево устройств во вкладке Планы</text:p>
          </table:table-cell>
          <table:table-cell office:value-type="string" table:style-name="ce4">
            <text:p>Drag &amp; Drop для планов и папок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Рамка выделения визуализаторов должна появляться над всей рабочей поверхностью окна планов, а не только над подосновой</text:p>
          </table:table-cell>
          <table:table-cell office:value-type="string" table:style-name="ce4">
            <text:p>Что имеется в виду? Какая рамка? Каких визуализаторов?<text:s/>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 При добавлении плана умолчания поставить 297х21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6">
            <text:p> Редактировать, копировать вставлять, дерево планов</text:p>
          </table:table-cell>
          <table:table-cell office:value-type="string" table:style-name="ce4">
            <text:p>Это имеется в виду редактирование в саомом дереве планов/папок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ГК Мультисервер в дереве присутствуют при не выбранных их при установки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При добавлении нового плана сохранять параметры предыдущего</text:p>
          </table:table-cell>
          <table:table-cell office:value-type="string" table:style-name="ce4">
            <text:p>Какие именно параметры? Куда их сохранять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Контекстное меню при добавлении планов – для редактирования дерева планов с нуля должно иметь месть бы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20">
            <text:p> При сохранение проекта автоматом в имя файла писать инкрементное название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Ввести Сохранить..сохранить как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Везде где вводятся названия…автоматический подбор ранее введённого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COM сервер не даёт перегрузить комп</text:p>
          </table:table-cell>
          <table:table-cell office:value-type="string" table:style-name="ce4">
            <text:p>Не относится к планам - Не только перезагрузить, но и выключить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 Рисуя прямоугольный визуализатор зоны  - та же логика что и с многогранным см реализацию ФС -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 Необходимо более чётко видеть «точки» привязки визуализаторов зон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Масштабирование по колёсику мыши необходимо ускори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6">
            <text:p>  При прорисовке визуализатора зон в меню привязки визуализатора к зоне по отмене надо отменять весь визуализатор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При перетаскивании плана средним колесом мыши надо двигать и вне пределов подложки</text:p>
          </table:table-cell>
          <table:table-cell office:value-type="string" table:style-name="ce4">
            <text:p>Что имеется в виду? CaptureMouse работает, тоскание не обрывается за пределами плана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Ситуационный план при увеличении подложки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Цвет непривязанного визуализатора сделать чуть более насыщенным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Меню привязки к зонам…сохранить терминологию 1-го ФС, не стоит потребителя заставлять переучиваться ФС2 должен быть продолжением ФС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Подпланы – нахера рисовать многогранник еси многогранме его не нарисовать….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20">
            <text:p>  При применении конфигурации без устройств – не выдаёт ошибки что нет устройств..зон и т.д.</text:p>
          </table:table-cell>
          <table:table-cell office:value-type="string" table:style-name="ce4">
            <text:p>Это относится к планам? Или вообще в целом замечания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ОЗ – устройств, ГК , нет но они в норме????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Встроеная графика – шрифты, размер на выходе не зависит от настроек???</text:p>
          </table:table-cell>
          <table:table-cell office:value-type="string" table:style-name="ce4">
            <text:p>От каких настроек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Гиперссылка на подплан должна быть прозрачной</text:p>
          </table:table-cell>
          <table:table-cell office:value-type="string" table:style-name="ce4">
            <text:p>Какая гиперссылка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После применения сервер не перезапускается, и необходимо перезапускать ОЗ вручную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Даже маленькая база – время ожидания реакции на дабл клик по ярлыку ОЗ слишком велико..успеваешь подумать что что то наебнулось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При включении ОЗ – ПЛАН на первом мест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5">
            <text:p>Нарисуй многоугольник. Перетащи его в другое место. Отмени операцию. Точки вершин остались на месте. После этого при перемещении этого прямоугольника или перемещения его вершин с ним происходит полное мракобесие.<text:s/></text:p>
          </table:table-cell>
          <table:table-cell office:value-type="string" table:style-name="ce4">
            <text:p>исправлено</text:p>
          </table:table-cell>
          <table:table-cell table:number-columns-repeated="16381"/>
        </table:table-row>
        <table:table-row table:style-name="ro2">
          <table:table-cell/>
          <table:table-cell table:number-columns-repeated="1023" table:style-name="ce4"/>
          <table:table-cell table:number-columns-repeated="15360"/>
        </table:table-row>
        <table:table-row table:number-rows-repeated="1048528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3-03-20T09:22:22Z</dc:date>
    <meta:editing-cycles>1</meta:editing-cycles>
    <meta:editing-duration>PT53S</meta:editing-duration>
  </office:meta>
</office:document-meta>
</file>